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17cm" table:align="margins"/>
    </style:style>
    <style:style style:name="VersionDate.A" style:family="table-column">
      <style:table-column-properties style:column-width="8.5cm" style:rel-column-width="32767*"/>
    </style:style>
    <style:style style:name="VersionDate.B" style:family="table-column">
      <style:table-column-properties style:column-width="8.5cm" style:rel-column-width="32768*"/>
    </style:style>
    <style:style style:name="VersionDate.A1" style:family="table-cell">
      <style:table-cell-properties fo:padding="0.097cm" fo:border="none"/>
    </style:style>
    <style:style style:name="ChangeLog" style:family="table">
      <style:table-properties style:width="17cm" table:align="margins"/>
    </style:style>
    <style:style style:name="ChangeLog.A" style:family="table-column">
      <style:table-column-properties style:column-width="1.612cm" style:rel-column-width="6214*"/>
    </style:style>
    <style:style style:name="ChangeLog.B" style:family="table-column">
      <style:table-column-properties style:column-width="1.588cm" style:rel-column-width="6119*"/>
    </style:style>
    <style:style style:name="ChangeLog.C" style:family="table-column">
      <style:table-column-properties style:column-width="13.801cm" style:rel-column-width="53202*"/>
    </style:style>
    <style:style style:name="ChangeLog.A1" style:family="table-cell">
      <style:table-cell-properties fo:padding="0.097cm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97cm" fo:border="0.05pt solid #000000"/>
    </style:style>
    <style:style style:name="ChangeLog.A2" style:family="table-cell">
      <style:table-cell-properties fo:padding="0.097cm" fo:border-left="0.05pt solid #000000" fo:border-right="none" fo:border-top="none" fo:border-bottom="0.05pt solid #000000"/>
    </style:style>
    <style:style style:name="ChangeLog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4" style:family="paragraph" style:parent-style-name="Footer">
      <style:text-properties style:font-name="Asul1" fo:font-size="10pt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6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7" style:family="paragraph" style:parent-style-name="Standard">
      <style:text-properties style:font-name="Asul1"/>
    </style:style>
    <style:style style:name="P8" style:family="paragraph" style:parent-style-name="Standard"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Asul1" fo:font-size="10pt" fo:font-weight="normal" officeooo:paragraph-rsid="00204a0e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3" style:family="paragraph" style:parent-style-name="Standard">
      <style:paragraph-properties fo:text-align="end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18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22" style:family="paragraph" style:parent-style-name="Standard">
      <style:text-properties fo:font-size="14pt" style:font-size-asian="12.25pt" style:font-size-complex="14pt"/>
    </style:style>
    <style:style style:name="P23" style:family="paragraph" style:parent-style-name="Standard">
      <style:text-properties fo:font-size="10pt" fo:font-weight="normal" officeooo:paragraph-rsid="00266190" style:font-size-asian="8.75pt" style:font-weight-asian="normal" style:font-size-complex="10pt" style:font-weight-complex="normal"/>
    </style:style>
    <style:style style:name="P24" style:family="paragraph" style:parent-style-name="Standard">
      <style:text-properties fo:font-size="10pt" fo:font-weight="bold" officeooo:paragraph-rsid="0026a131" style:font-size-asian="8.75pt" style:font-weight-asian="bold" style:font-size-complex="10pt" style:font-weight-complex="bold"/>
    </style:style>
    <style:style style:name="P25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30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officeooo:rsid="001ffdba" officeooo:paragraph-rsid="001ffdba" style:font-size-asian="40pt" style:font-weight-asian="bold" style:font-size-complex="40pt" style:font-weight-complex="bold"/>
    </style:style>
    <style:style style:name="P31" style:family="paragraph" style:parent-style-name="Standard">
      <style:paragraph-properties fo:text-align="end" style:justify-single-word="false"/>
      <style:text-properties style:font-name="Asul1" fo:font-size="32pt" fo:font-weight="bold" officeooo:rsid="001ffdba" officeooo:paragraph-rsid="001ffdba" style:font-size-asian="32pt" style:font-weight-asian="bold" style:font-size-complex="3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sul1" fo:font-size="40pt" fo:font-weight="bold" officeooo:rsid="001ffdba" officeooo:paragraph-rsid="001ffdba" style:font-size-asian="40pt" style:font-weight-asian="bold" style:font-size-complex="40pt" style:font-weight-complex="bold"/>
    </style:style>
    <style:style style:name="P33" style:family="paragraph" style:parent-style-name="Standard">
      <style:text-properties fo:font-size="14pt" fo:font-weight="bold" officeooo:rsid="0023265e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266190" officeooo:paragraph-rsid="00266190" style:font-size-asian="14pt" style:font-weight-asian="bold" style:font-size-complex="14pt" style:font-weight-complex="bold"/>
    </style:style>
    <style:style style:name="P35" style:family="paragraph" style:parent-style-name="Standard">
      <style:text-properties officeooo:rsid="0023265e"/>
    </style:style>
    <style:style style:name="P36" style:family="paragraph" style:parent-style-name="Standard">
      <style:text-properties officeooo:rsid="00249a33"/>
    </style:style>
    <style:style style:name="P37" style:family="paragraph" style:parent-style-name="Standard">
      <style:text-properties fo:font-size="10pt" fo:font-weight="normal" officeooo:rsid="00266190" officeooo:paragraph-rsid="00266190" style:font-size-asian="8.75pt" style:font-weight-asian="normal" style:font-size-complex="10pt" style:font-weight-complex="normal"/>
    </style:style>
    <style:style style:name="P38" style:family="paragraph" style:parent-style-name="Standard">
      <style:text-properties fo:font-size="10pt" fo:font-weight="normal" officeooo:rsid="0026a131" officeooo:paragraph-rsid="0026a131" style:font-size-asian="8.75pt" style:font-weight-asian="normal" style:font-size-complex="10pt" style:font-weight-complex="normal"/>
    </style:style>
    <style:style style:name="P39" style:family="paragraph" style:parent-style-name="Standard">
      <style:text-properties fo:font-size="10pt" fo:font-weight="bold" officeooo:rsid="00266190" officeooo:paragraph-rsid="00266190" style:font-size-asian="8.75pt" style:font-weight-asian="bold" style:font-size-complex="10pt" style:font-weight-complex="bold"/>
    </style:style>
    <style:style style:name="P40" style:family="paragraph" style:parent-style-name="Standard">
      <style:text-properties fo:font-size="10pt" fo:font-weight="bold" officeooo:rsid="0026a131" officeooo:paragraph-rsid="0026a131" style:font-size-asian="8.75pt" style:font-weight-asian="bold" style:font-size-complex="10pt" style:font-weight-complex="bold"/>
    </style:style>
    <style:style style:name="P41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42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43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44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Header">
      <style:paragraph-properties fo:text-align="end" style:justify-single-word="false"/>
      <style:text-properties style:font-name="Asul1" fo:font-size="40pt" fo:font-weight="bold" officeooo:rsid="001ffdba" officeooo:paragraph-rsid="001ffdba" style:font-size-asian="40pt" style:font-weight-asian="bold" style:font-size-complex="40pt" style:font-weight-complex="bold"/>
    </style:style>
    <style:style style:name="P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8" style:family="paragraph" style:parent-style-name="Table_20_Contents">
      <style:paragraph-properties fo:text-align="start" style:justify-single-word="false"/>
      <style:text-properties style:font-name="Asul1" fo:font-size="10pt" officeooo:paragraph-rsid="002c2e7b" style:font-size-asian="10pt" style:font-size-complex="10pt"/>
    </style:style>
    <style:style style:name="P49" style:family="paragraph" style:parent-style-name="Section_20_Title">
      <style:text-properties officeooo:rsid="0023265e" officeooo:paragraph-rsid="0023265e"/>
    </style:style>
    <style:style style:name="P50" style:family="paragraph" style:parent-style-name="Section_20_Title">
      <style:paragraph-properties fo:text-align="start" style:justify-single-word="false"/>
      <style:text-properties fo:font-size="14pt" style:font-size-asian="12.25pt" style:font-size-complex="14pt"/>
    </style:style>
    <style:style style:name="P51" style:family="paragraph" style:parent-style-name="Section_20_Title">
      <style:paragraph-properties fo:text-align="start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P52" style:family="paragraph">
      <style:paragraph-properties fo:text-align="center"/>
    </style:style>
    <style:style style:name="T1" style:family="text">
      <style:text-properties officeooo:rsid="001ffdba"/>
    </style:style>
    <style:style style:name="T2" style:family="text">
      <style:text-properties officeooo:rsid="00204a0e"/>
    </style:style>
    <style:style style:name="T3" style:family="text">
      <style:text-properties officeooo:rsid="002195fa"/>
    </style:style>
    <style:style style:name="T4" style:family="text">
      <style:text-properties officeooo:rsid="0023265e"/>
    </style:style>
    <style:style style:name="T5" style:family="text">
      <style:text-properties officeooo:rsid="002489f0"/>
    </style:style>
    <style:style style:name="T6" style:family="text">
      <style:text-properties officeooo:rsid="00249a33"/>
    </style:style>
    <style:style style:name="T7" style:family="text">
      <style:text-properties officeooo:rsid="00266190"/>
    </style:style>
    <style:style style:name="T8" style:family="text">
      <style:text-properties fo:font-weight="normal" officeooo:rsid="0026a131" style:font-weight-asian="normal" style:font-weight-complex="normal"/>
    </style:style>
    <style:style style:name="T9" style:family="text">
      <style:text-properties fo:font-weight="normal" officeooo:rsid="0026eddc" style:font-weight-asian="normal" style:font-weight-complex="normal"/>
    </style:style>
    <style:style style:name="T10" style:family="text">
      <style:text-properties fo:font-weight="normal" officeooo:rsid="00276161" style:font-weight-asian="normal" style:font-weight-complex="normal"/>
    </style:style>
    <style:style style:name="T11" style:family="text">
      <style:text-properties fo:font-weight="normal" officeooo:rsid="0027f40d" style:font-weight-asian="normal" style:font-weight-complex="normal"/>
    </style:style>
    <style:style style:name="T12" style:family="text">
      <style:text-properties fo:font-weight="normal" officeooo:rsid="002891d5" style:font-weight-asian="normal" style:font-weight-complex="normal"/>
    </style:style>
    <style:style style:name="T13" style:family="text">
      <style:text-properties fo:font-weight="normal" officeooo:rsid="0029ac6d" style:font-weight-asian="normal" style:font-weight-complex="normal"/>
    </style:style>
    <style:style style:name="T14" style:family="text">
      <style:text-properties officeooo:rsid="0026a131"/>
    </style:style>
    <style:style style:name="T15" style:family="text">
      <style:text-properties officeooo:rsid="002b50a5"/>
    </style:style>
    <style:style style:name="T16" style:family="text">
      <style:text-properties officeooo:rsid="002c2e7b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width="0.152cm" svg:stroke-color="#000000" draw:marker-start-width="0.584cm" draw:marker-end-width="0.584cm" draw:stroke-linejoin="none" draw:textarea-horizontal-align="center" draw:textarea-vertical-align="middle" fo:padding-top="0.076cm" fo:padding-bottom="0.076cm" fo:padding-left="0.076cm" fo:padding-right="0.076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5cm" draw:marker-start-width="0.381cm" draw:marker-end-width="0.381cm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cm" draw:marker-start-width="0.356cm" draw:marker-end-width="0.35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8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Updater</text:p>
      <text:p text:style-name="P20"/>
      <text:p text:style-name="P31">Design Notes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2">Interactive Laboratories</text:p>
      <text:p text:style-name="P16"/>
      <text:p text:style-name="P16"/>
      <text:p text:style-name="P16"/>
      <text:p text:style-name="P16"/>
      <text:p text:style-name="P16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26">[Version: <text:span text:style-name="T16">1</text:span>.0.0.0]</text:p>
          </table:table-cell>
          <table:table-cell table:style-name="VersionDate.A1" office:value-type="string">
            <text:p text:style-name="P27">[Date: <text:date style:data-style-name="N108" text:date-value="2012-10-14T23:46:31.63">14|10|2012</text:date>]</text:p>
          </table:table-cell>
        </table:table-row>
      </table:table>
      <text:p text:style-name="P19"><text:soft-page-break/></text:p>
      <text:p text:style-name="P41"/>
      <text:p text:style-name="P15"/>
      <text:p text:style-name="P15"/>
      <text:p text:style-name="P18">Change Log</text:p>
      <text:p text:style-name="P14"><draw:line text:anchor-type="paragraph" draw:z-index="0" draw:style-name="gr1" draw:text-style-name="P52" svg:x1="16.949cm" svg:y1="0.471cm" svg:x2="0.097cm" svg:y2="0.349cm"><text:p/></draw:line></text:p>
      <text:p text:style-name="P14"/>
      <text:p text:style-name="P14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28">Version</text:p>
          </table:table-cell>
          <table:table-cell table:style-name="ChangeLog.A1" office:value-type="string">
            <text:p text:style-name="P28">Author</text:p>
          </table:table-cell>
          <table:table-cell table:style-name="ChangeLog.C1" office:value-type="string">
            <text:p text:style-name="P28">Changes</text:p>
          </table:table-cell>
        </table:table-row>
        <table:table-row>
          <table:table-cell table:style-name="ChangeLog.A2" office:value-type="string">
            <text:p text:style-name="P48"><text:span text:style-name="T16">1.0.0.0</text:span></text:p>
          </table:table-cell>
          <table:table-cell table:style-name="ChangeLog.A2" office:value-type="string">
            <text:p text:style-name="P48"><text:span text:style-name="T16">Rico</text:span></text:p>
          </table:table-cell>
          <table:table-cell table:style-name="ChangeLog.C2" office:value-type="string">
            <text:p text:style-name="P48"><text:span text:style-name="T16">Initial revision</text:span></text:p>
          </table:table-cell>
        </table:table-row>
      </table:table>
      <text:p text:style-name="P14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3"/>
      <text:p text:style-name="P22"/>
      <text:p text:style-name="P22"/>
      <text:list xml:id="list43553679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26" draw:style-name="gr1" draw:text-style-name="P52" svg:x1="16.949cm" svg:y1="0.471cm" svg:x2="0.097cm" svg:y2="0.349cm"><text:p/></draw:line></text:p>
      <text:p text:style-name="P12"/>
      <text:p text:style-name="P12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5">Update Process<text:tab/>1</text:p>
          <text:p text:style-name="P47">Determining Files to Update<text:tab/>1</text:p>
          <text:p text:style-name="P47">Directory Layout on the FTP Server<text:tab/>1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42"/>
      <text:p text:style-name="P17"/>
      <text:p text:style-name="P17"/>
      <text:list xml:id="list4359852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draw:line text:anchor-type="paragraph" draw:z-index="27" draw:style-name="gr1" draw:text-style-name="P52" svg:x1="16.949cm" svg:y1="0.471cm" svg:x2="0.097cm" svg:y2="0.349cm"><text:p/></draw:line></text:p>
      <text:p text:style-name="P7"/>
      <text:p text:style-name="P7"/>
      <text:p text:style-name="P11"><text:span text:style-name="T2">This document </text:span><text:span text:style-name="T4">is</text:span><text:span text:style-name="T3"> a compilation of notes to aid in describing the Updater program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4"/>
      <text:p text:style-name="P9"/>
      <text:p text:style-name="P9"/>
      <text:list xml:id="list4359872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49" text:outline-level="10"><text:toc-mark-start text:id="IMark136251532" text:outline-level="1"/>Update Process<text:toc-mark-end text:id="IMark136251532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28" draw:style-name="gr1" draw:text-style-name="P52" svg:x1="16.949cm" svg:y1="0.471cm" svg:x2="0.097cm" svg:y2="0.349cm"><text:p/></draw:line></text:h>
                                            </text:list-item>
                                            <text:list-item>
                                              <text:h text:style-name="P50" text:outline-level="1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<text:toc-mark-start text:id="IMark136251532" text:outline-level="2"/>Determining Files to Update<text:toc-mark-end text:id="IMark136251532"/></text:p>
      <text:p text:style-name="P35"/>
      <text:p text:style-name="Standard"><text:span text:style-name="T4">Updater will connect to the FTP site provided by configuration settings and proceed to direct itself to the appropriate directory for the platform. <text:s/>In order to limit bandwidth and verify the contents of a file, there will be a series of files containing MD5 hashes in binary form. <text:s/>Updater will then proceed to download the MD5 hash files and compare the value</text:span><text:span text:style-name="T5">s</text:span><text:span text:style-name="T4"> in them against the </text:span><text:span text:style-name="T5">files stored locally. <text:s/></text:span><text:span text:style-name="T6">If the hash values are different, the differing file on the server will be </text:span><text:span text:style-name="T7">obtained</text:span><text:span text:style-name="T6">.</text:span></text:p>
      <text:p text:style-name="P36"/>
      <text:p text:style-name="P34"><text:toc-mark-start text:id="IMark136251532" text:outline-level="2"/>Directory Layout on the FTP Server<text:toc-mark-end text:id="IMark136251532"/></text:p>
      <text:p text:style-name="P37"/>
      <text:p text:style-name="P37">To facilitate in the process of determining files which need to be downloaded, the FTP server's directory layout for serving files must follow the following format:</text:p>
      <text:p text:style-name="P23"><text:span text:style-name="T7">/projects/&lt;project&gt;/&lt;platform&gt;/builds/&lt;build type&gt;/archive/&lt;year&gt;/&lt;month&gt;/&lt;day&gt;/&lt;time&gt;/.</text:span><text:span text:style-name="T14">md5</text:span></text:p>
      <text:p text:style-name="P37">/projects/&lt;project&gt;/&lt;platform&gt;/builds/&lt;build type&gt;/latest/.md5</text:p>
      <text:p text:style-name="P37"/>
      <text:p text:style-name="P37"/>
      <text:p text:style-name="P39">/projects</text:p>
      <text:p text:style-name="P37">Root directory for multiple projects to be available from one FTP site</text:p>
      <text:p text:style-name="P37"/>
      <text:p text:style-name="P39">&lt;project&gt;</text:p>
      <text:p text:style-name="P37">Name of the project for which the files are to be updated</text:p>
      <text:p text:style-name="P37"/>
      <text:p text:style-name="P39">&lt;platform&gt;</text:p>
      <text:p text:style-name="P37">Specify the platform the files are for</text:p>
      <text:p text:style-name="P37"/>
      <text:p text:style-name="P39">builds</text:p>
      <text:p text:style-name="P37">A project may have various builds, such as Prototype, Alpha, Beta, Stable, Unstable, Release, PointRelease, 1.0, and so on</text:p>
      <text:p text:style-name="P37"/>
      <text:p text:style-name="P40">&lt;build type&gt;</text:p>
      <text:p text:style-name="P38">Build type for a project, as listed in builds. <text:s/>This is an arbitrary value which is significant only to the developer's build naming convention</text:p>
      <text:p text:style-name="P38"/>
      <text:p text:style-name="P39">archive</text:p>
      <text:p text:style-name="P38">Archived versions of the build for the project</text:p>
      <text:p text:style-name="P38"/>
      <text:p text:style-name="P40">&lt;year&gt;</text:p>
      <text:p text:style-name="P38">Year of archive version</text:p>
      <text:p text:style-name="P38"/>
      <text:p text:style-name="P40">&lt;month&gt;</text:p>
      <text:p text:style-name="P38">Month of archive version</text:p>
      <text:p text:style-name="P38"><text:soft-page-break/></text:p>
      <text:p text:style-name="P40">&lt;day&gt;</text:p>
      <text:p text:style-name="P38">Day of archive version</text:p>
      <text:p text:style-name="P38"/>
      <text:p text:style-name="P40">&lt;time&gt;</text:p>
      <text:p text:style-name="P38">Time of build committed to FTP site in the format of HHMMSS (Hour/Minute/Second)</text:p>
      <text:p text:style-name="P38"/>
      <text:p text:style-name="P40">latest</text:p>
      <text:p text:style-name="P38">Current build of the project for the build type</text:p>
      <text:p text:style-name="P38"/>
      <text:p text:style-name="P40">.md5</text:p>
      <text:p text:style-name="P24"><text:span text:style-name="T8">Contains the </text:span><text:span text:style-name="T9">MD5 hash</text:span><text:span text:style-name="T10">es</text:span><text:span text:style-name="T9"> in the form of &lt;filename&gt;.md5, where &lt;filename&gt; is the complete, relative file name to the directory </text:span><text:span text:style-name="T10">as well as the file which will have been previously hashed </text:span><text:span text:style-name="T11">by the </text:span><text:span text:style-name="T12">uploade</text:span><text:span text:style-name="T13">r</text:span></text:p>
      <text:list xml:id="list4358573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51" text:outline-level="1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officeooo:rsid="001ffdba" officeooo:paragraph-rsid="001ffdba" style:font-size-asian="40pt" style:font-weight-asian="bold" style:font-size-complex="40pt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6" style:family="paragraph">
      <style:paragraph-properties fo:text-align="center"/>
    </style:style>
    <style:style style:name="MP7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9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T1" style:family="text">
      <style:text-properties officeooo:rsid="001ffdba"/>
    </style:style>
    <style:style style:name="MT2" style:family="text">
      <style:text-properties officeooo:rsid="002b50a5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draw:marker-start-width="0.381cm" draw:marker-end-width="0.381cm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cm" draw:marker-start-width="0.356cm" draw:marker-end-width="0.35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006cm" fo:page-height="29.693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>1</text:page-number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Updater</text:p>
      </style:header>
      <style:header-left>
        <text:p text:style-name="MP4">ZED</text:p>
      </style:header-left>
      <style:footer>
        <text:p text:style-name="MP5"><draw:line text:anchor-type="paragraph" draw:z-index="5" draw:style-name="Mgr1" draw:text-style-name="MP6" svg:x1="16.991cm" svg:y1="0.254cm" svg:x2="0.035cm" svg:y2="0.254cm"><text:p/></draw:line></text:p>
        <text:p text:style-name="MP5"><text:span text:style-name="MT1">UD</text:span><text:span text:style-name="MT2">N</text:span>-<text:page-number style:num-format="i" text:select-page="current">vii</text:page-number></text:p>
      </style:footer>
      <style:footer-left>
        <text:p text:style-name="MP5"><draw:line text:anchor-type="paragraph" draw:z-index="2" draw:style-name="Mgr1" draw:text-style-name="MP6" svg:x1="16.991cm" svg:y1="0.254cm" svg:x2="0.012cm" svg:y2="0.295cm"><text:p/></draw:line></text:p>
        <text:p text:style-name="MP5">EDD-<text:page-number style:num-format="i" text:select-page="current">i</text:page-number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4">ZED</text:p>
      </style:header>
      <style:header-left>
        <text:p text:style-name="MP7"><text:title>Updater | Design Notes</text:title></text:p>
        <text:p text:style-name="MP7"><draw:line text:anchor-type="paragraph" draw:z-index="8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" draw:style-name="Mgr1" draw:text-style-name="MP6" svg:x1="16.991cm" svg:y1="0.254cm" svg:x2="0.012cm" svg:y2="0.295cm"><text:p/></draw:line></text:p>
        <text:p text:style-name="MP5">EDD-<text:page-number style:num-format="i" text:select-page="current">i</text:page-number></text:p>
      </style:footer>
      <style:footer-left>
        <text:p text:style-name="MP8"><draw:line text:anchor-type="paragraph" draw:z-index="11" draw:style-name="Mgr3" draw:text-style-name="MP6" svg:x1="0.016cm" svg:y1="0.254cm" svg:x2="17.002cm" svg:y2="0.254cm"><text:p/></draw:line></text:p>
        <text:p text:style-name="MP8"><text:span text:style-name="MT1">UD</text:span><text:span text:style-name="MT2">N</text:span>-<text:page-number style:num-format="i" text:select-page="current">vii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9"><text:chapter text:display="name" text:outline-level="1"/></text:p>
        <text:p text:style-name="MP9"><draw:line text:anchor-type="paragraph" draw:z-index="15" draw:style-name="Mgr2" draw:text-style-name="MP6" svg:x1="-0.007cm" svg:y1="0.111cm" svg:x2="16.921cm" svg:y2="0.081cm"><text:p/></draw:line></text:p>
      </style:header>
      <style:header-left>
        <text:p text:style-name="MP7"><text:title>Updater | Design Notes</text:title></text:p>
        <text:p text:style-name="MP7"><draw:line text:anchor-type="paragraph" draw:z-index="13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2" draw:style-name="Mgr1" draw:text-style-name="MP6" svg:x1="16.991cm" svg:y1="0.254cm" svg:x2="0.012cm" svg:y2="0.295cm"><text:p/></draw:line></text:p>
        <text:p text:style-name="MP5">EDD-<text:page-number style:num-format="i" text:select-page="current">i</text:page-number></text:p>
      </style:footer>
      <style:footer-left>
        <text:p text:style-name="MP8"><draw:line text:anchor-type="paragraph" draw:z-index="14" draw:style-name="Mgr3" draw:text-style-name="MP6" svg:x1="0.016cm" svg:y1="0.254cm" svg:x2="17.002cm" svg:y2="0.254cm"><text:p/></draw:line></text:p>
        <text:p text:style-name="MP8">EDD-<text:page-number style:num-format="i" text:select-page="current">i</text:page-number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3">Updater</text:p>
      </style:header>
      <style:header-left>
        <text:p text:style-name="MP7"><text:title>Updater | Design Notes</text:title></text:p>
        <text:p text:style-name="MP7"><draw:line text:anchor-type="paragraph" draw:z-index="17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6" draw:style-name="Mgr1" draw:text-style-name="MP6" svg:x1="16.991cm" svg:y1="0.254cm" svg:x2="0.012cm" svg:y2="0.295cm"><text:p/></draw:line></text:p>
        <text:p text:style-name="MP5"><text:span text:style-name="MT1">UD</text:span><text:span text:style-name="MT2">N</text:span>-<text:page-number style:num-format="1" text:select-page="current">1</text:page-number></text:p>
      </style:footer>
      <style:footer-left>
        <text:p text:style-name="MP8"><draw:line text:anchor-type="paragraph" draw:z-index="18" draw:style-name="Mgr3" draw:text-style-name="MP6" svg:x1="0.016cm" svg:y1="0.254cm" svg:x2="17.002cm" svg:y2="0.254cm"><text:p/></draw:line></text:p>
        <text:p text:style-name="MP8">EDD-<text:page-number style:num-format="i" text:select-page="current">i</text:page-number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9"><text:chapter text:display="name" text:outline-level="10"/></text:p>
        <text:p text:style-name="MP9"><draw:line text:anchor-type="paragraph" draw:z-index="19" draw:style-name="Mgr2" draw:text-style-name="MP6" svg:x1="-0.007cm" svg:y1="0.111cm" svg:x2="16.921cm" svg:y2="0.081cm"><text:p/></draw:line></text:p>
      </style:header>
      <style:header-left>
        <text:p text:style-name="MP7"><text:title>Updater | Design Notes</text:title></text:p>
        <text:p text:style-name="MP7"><draw:line text:anchor-type="paragraph" draw:z-index="21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20" draw:style-name="Mgr1" draw:text-style-name="MP6" svg:x1="16.991cm" svg:y1="0.254cm" svg:x2="0.012cm" svg:y2="0.295cm"><text:p/></draw:line></text:p>
        <text:p text:style-name="MP5"><text:span text:style-name="MT2">UDN</text:span>-<text:page-number style:num-format="1" text:select-page="current">3</text:page-number></text:p>
      </style:footer>
      <style:footer-left>
        <text:p text:style-name="MP8"><draw:line text:anchor-type="paragraph" draw:z-index="22" draw:style-name="Mgr3" draw:text-style-name="MP6" svg:x1="0.016cm" svg:y1="0.254cm" svg:x2="17.002cm" svg:y2="0.254cm"><text:p/></draw:line></text:p>
        <text:p text:style-name="MP8">EDD-<text:page-number style:num-format="i" text:select-page="current">i</text:page-number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4">ZED</text:p>
      </style:header>
      <style:header-left>
        <text:p text:style-name="MP7"><text:title>Updater | Design Notes</text:title></text:p>
        <text:p text:style-name="MP7"><draw:line text:anchor-type="paragraph" draw:z-index="24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23" draw:style-name="Mgr1" draw:text-style-name="MP6" svg:x1="16.991cm" svg:y1="0.254cm" svg:x2="0.012cm" svg:y2="0.295cm"><text:p/></draw:line></text:p>
        <text:p text:style-name="MP5">EDD-<text:page-number style:num-format="1" text:select-page="current">1</text:page-number></text:p>
      </style:footer>
      <style:footer-left>
        <text:p text:style-name="MP8"><draw:line text:anchor-type="paragraph" draw:z-index="25" draw:style-name="Mgr3" draw:text-style-name="MP6" svg:x1="0.016cm" svg:y1="0.254cm" svg:x2="17.002cm" svg:y2="0.254cm"><text:p/></draw:line></text:p>
        <text:p text:style-name="MP8"><text:span text:style-name="MT1">UD</text:span><text:span text:style-name="MT2">N</text:span>-<text:page-number style:num-format="1" text:select-page="current">2</text:page-number></text:p>
      </style:footer-left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4T23:02:01.35</meta:creation-date>
    <meta:editing-duration>PT36M16S</meta:editing-duration>
    <meta:editing-cycles>15</meta:editing-cycles>
    <meta:generator>LibreOffice/3.6$Windows_x86 LibreOffice_project/e29a214-2bbed72-0621de6-a97528c-8f066d</meta:generator>
    <dc:title>Updater | Design Notes</dc:title>
    <dc:date>2012-10-14T23:46:31.36</dc:date>
    <meta:document-statistic meta:table-count="2" meta:image-count="0" meta:object-count="0" meta:page-count="11" meta:paragraph-count="75" meta:word-count="380" meta:character-count="2382" meta:non-whitespace-character-count="2060"/>
    <meta:template xlink:type="simple" xlink:actuate="onRequest" xlink:title="Open Game Developers Documentation [Ver. 3]" xlink:href="file:///C:/Users/Rico/AppData/Roaming/LibreOffice/3/user/template/Open%20Game%20Developers%20Documentation%20%5BVer.%203%5D.ott" meta:date="2012-10-14T23:02:01.04"/>
  </office:meta>
</office:document-meta>
</file>